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hedulerListener.triggersResumed( String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erListener.triggerFinalized(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hedulerListener.jobUnscheduled( String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erListener.jobScheduled(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hedulerListener.jobsResumed( String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erListener.jobsPaused( String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erListener.triggersPaused( String name ,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erListener.scheduler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dulerListener.schedulerError( String message , Scheduler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